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5cm" fo:min-width="5.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25cm" fo:min-width="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6.2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cm" fo:min-width="6.2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6.2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8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3.5cm" fo:min-width="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7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25cm" fo:min-width="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9.2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cm" fo:min-width="8.2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75cm" fo:min-width="8.2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75cm" fo:min-width="8.2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4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4.7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7.7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7.7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2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6.2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2.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top" draw:auto-grow-height="false" fo:min-height="0.75cm" fo:min-width="2.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2.7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0.333cm" fo:min-width="6.2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0.417cm" fo:min-width="6.2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13cm"/>
      <style:paragraph-properties style:writing-mode="lr-tb"/>
    </style:style>
    <style:style style:name="gr28" style:family="graphic" style:parent-style-name="objectwithoutfill">
      <style:graphic-properties svg:stroke-width="0.053cm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-width="0.279cm" draw:marker-end="Arrowheads_20_30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="Arrowheads_20_31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="Arrowheads_20_32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18cm" draw:marker-start="Arrowheads_20_14" draw:marker-start-width="0.227cm" draw:marker-end-width="0.227cm" draw:textarea-vertical-align="middle" draw:auto-grow-height="false" fo:min-height="2.501cm" fo:min-width="2.251cm" fo:padding-top="0.134cm" fo:padding-bottom="0.134cm" fo:padding-left="0.259cm" fo:padding-right="0.259cm" fo:wrap-option="wrap"/>
    </style:style>
    <style:style style:name="gr33" style:family="graphic" style:parent-style-name="standard">
      <style:graphic-properties draw:stroke="none" svg:stroke-width="0.018cm" draw:marker-start="Arrowheads_20_14" draw:marker-start-width="0.227cm" draw:marker-end-width="0.227cm" draw:textarea-vertical-align="middle" draw:auto-grow-height="false" fo:min-height="2.233cm" fo:min-width="2.233cm" fo:padding-top="0.134cm" fo:padding-bottom="0.134cm" fo:padding-left="0.259cm" fo:padding-right="0.259cm" fo:wrap-option="wrap"/>
    </style:style>
    <style:style style:name="gr34" style:family="graphic" style:parent-style-name="objectwithoutfill">
      <style:graphic-properties svg:stroke-width="0.053cm" draw:marker-start-width="0.279cm" draw:marker-end="Arrowheads_20_33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-width="0.279cm" draw:marker-end="Arrowheads_20_34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="Arrowheads_20_35" draw:marker-start-width="0.379cm" draw:marker-end="Arrowheads_20_36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" style:family="paragraph">
      <loext:graphic-properties draw:fill-color="#00000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c9211e" loext:opacity="100%" style:font-name="DejaVu Sans" fo:font-size="8pt" style:font-size-asian="8pt" style:font-size-complex="8pt"/>
    </style:style>
    <style:style style:name="P4" style:family="paragraph">
      <loext:graphic-properties draw:fill-color="#ffffff"/>
      <style:paragraph-properties fo:text-align="center" style:writing-mode="lr-tb"/>
      <style:text-properties fo:color="#c9211e" loext:opacity="100%" style:font-name="DejaVu Sans" fo:font-size="8pt" style:font-size-asian="8pt" style:font-size-complex="8pt"/>
    </style:style>
    <style:style style:name="P5" style:family="paragraph">
      <style:paragraph-properties fo:text-align="start" style:writing-mode="lr-tb"/>
      <style:text-properties style:font-name="DejaVu Sans" fo:font-size="9pt" style:font-size-asian="9pt" style:font-size-complex="9pt"/>
    </style:style>
    <style:style style:name="P6" style:family="paragraph">
      <style:paragraph-properties fo:margin-left="0.5cm" fo:margin-right="0cm" fo:text-align="start" fo:text-indent="0cm" style:writing-mode="lr-tb"/>
      <style:text-properties style:font-name="DejaVu Sans" fo:font-size="9pt" style:font-size-asian="9pt" style:font-size-complex="9pt"/>
    </style:style>
    <style:style style:name="P7" style:family="paragraph">
      <loext:graphic-properties draw:fill-color="#ffffff"/>
      <style:paragraph-properties fo:text-align="start" style:writing-mode="lr-tb"/>
      <style:text-properties style:font-name="DejaVu Sans" fo:font-size="9pt" style:font-size-asian="9pt" style:font-size-complex="9pt"/>
    </style:style>
    <style:style style:name="P8" style:family="paragraph">
      <style:paragraph-properties fo:margin-left="1cm" fo:margin-right="0cm" fo:text-align="start" fo:text-indent="0cm" style:writing-mode="lr-tb"/>
      <style:text-properties style:font-name="DejaVu Sans" fo:font-size="9pt" style:font-size-asian="9pt" style:font-size-complex="9pt"/>
    </style:style>
    <style:style style:name="P9" style:family="paragraph">
      <style:paragraph-properties fo:text-align="center" style:writing-mode="lr-tb"/>
      <style:text-properties fo:color="#50938a" loext:opacity="100%" style:font-name="DejaVu Sans"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color="#50938a" loext:opacity="100%" style:font-name="DejaVu Sans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DejaVu Sans" fo:font-size="8pt" style:font-size-asian="8pt" style:font-size-complex="8pt"/>
    </style:style>
    <style:style style:name="P12" style:family="paragraph">
      <loext:graphic-properties draw:fill-color="#ffffff"/>
      <style:paragraph-properties fo:text-align="start" style:writing-mode="lr-tb"/>
      <style:text-properties style:font-name="DejaVu Sans" fo:font-size="8pt" style:font-size-asian="8pt" style:font-size-complex="8pt"/>
    </style:style>
    <style:style style:name="P13" style:family="paragraph">
      <style:paragraph-properties fo:margin-left="0cm" fo:margin-right="0cm" fo:text-align="start" fo:text-indent="0cm" style:writing-mode="lr-tb"/>
      <style:text-properties style:font-name="DejaVu Sans" fo:font-size="8pt" style:font-size-asian="8pt" style:font-size-complex="8pt"/>
    </style:style>
    <style:style style:name="P14" style:family="paragraph">
      <style:paragraph-properties fo:text-align="start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5" style:family="paragraph">
      <style:paragraph-properties fo:margin-left="0.5cm" fo:margin-right="0cm" fo:text-align="start" fo:text-indent="0cm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6" style:family="paragraph">
      <loext:graphic-properties draw:fill-color="#ffffff"/>
      <style:paragraph-properties fo:text-align="start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7" style:family="paragraph">
      <style:paragraph-properties fo:text-align="center" style:writing-mode="lr-tb"/>
      <style:text-properties fo:color="#50938a" loext:opacity="100%" style:font-name="DejaVu Sans"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fo:color="#50938a" loext:opacity="100%" style:font-name="DejaVu Sans" fo:font-size="12pt" style:font-size-asian="12pt" style:font-size-complex="12pt"/>
    </style:style>
    <style:style style:name="P19" style:family="paragraph">
      <style:paragraph-properties fo:margin-left="0.5cm" fo:margin-right="0cm" fo:text-align="start" fo:text-indent="0cm" style:writing-mode="lr-tb"/>
      <style:text-properties style:font-name="DejaVu Sans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1" style:family="paragraph">
      <style:paragraph-properties fo:margin-left="0.5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2" style:family="paragraph">
      <style:paragraph-properties fo:margin-left="0.4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color="#c9211e" loext:opacity="100%" style:font-name="DejaVu Sans" fo:font-size="8pt" style:font-size-asian="8pt" style:font-size-complex="8pt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fo:color="#000000" loext:opacity="100%" style:font-name="DejaVu Sans" fo:font-size="8pt" fo:font-style="italic" style:font-size-asian="8pt" style:font-style-asian="italic" style:font-size-complex="8pt" style:font-style-complex="italic"/>
    </style:style>
    <style:style style:name="T5" style:family="text">
      <style:text-properties fo:color="#50938a" loext:opacity="100%" style:font-name="DejaVu Sans" fo:font-size="8pt" style:font-size-asian="8pt" style:font-size-complex="8pt"/>
    </style:style>
    <style:style style:name="T6" style:family="text">
      <style:text-properties style:font-name="DejaVu Sans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DejaVu Sans" fo:font-size="8pt" fo:font-style="normal" style:font-size-asian="8pt" style:font-style-asian="normal" style:font-size-complex="8pt" style:font-style-complex="normal"/>
    </style:style>
    <style:style style:name="T8" style:family="text">
      <style:text-properties fo:color="#50938a" loext:opacity="100%"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5cm" svg:height="0.75cm" svg:x="7.5cm" svg:y="1cm">
          <text:p text:style-name="P1"><text:span text:style-name="T1">Javascri</text:span><text:span text:style-name="T1">pt Data </text:span><text:span text:style-name="T1">Flow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5.5cm" svg:height="0.5cm" svg:x="40.25cm" svg:y="8.75cm">
            <text:p text:style-name="P3"><text:span text:style-name="T2">server/question.j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5.5cm" svg:height="6.5cm" svg:x="40.25cm" svg:y="9.25cm">
            <text:p text:style-name="P5"><text:span text:style-name="T3">const </text:span><text:span text:style-name="T3">schema = </text:span><text:span text:style-name="T3">new </text:span><text:span text:style-name="T3">Schema ({</text:span></text:p>
            <text:p text:style-name="P6"><text:span text:style-name="T3">questio</text:span><text:span text:style-name="T3">n: String</text:span></text:p>
            <text:p text:style-name="P6"><text:span text:style-name="T3">categor</text:span><text:span text:style-name="T3">y: </text:span><text:span text:style-name="T3">[String]</text:span></text:p>
            <text:p text:style-name="P6"><text:span text:style-name="T3">topic: </text:span><text:span text:style-name="T3">[String]</text:span></text:p>
            <text:p text:style-name="P6"><text:span text:style-name="T3">subtopic</text:span><text:span text:style-name="T3">: </text:span><text:span text:style-name="T3">[String]</text:span></text:p>
            <text:p text:style-name="P6"><text:span text:style-name="T3">difficulty</text:span><text:span text:style-name="T3">: String</text:span></text:p>
            <text:p text:style-name="P6"><text:span text:style-name="T3"/></text:p>
            <text:p text:style-name="P6"><text:span text:style-name="T3">sourceN</text:span><text:span text:style-name="T3">ame: </text:span><text:span text:style-name="T3">String</text:span></text:p>
            <text:p text:style-name="P6"><text:span text:style-name="T3">sourceY</text:span><text:span text:style-name="T3">ear: </text:span><text:span text:style-name="T3">Number</text:span></text:p>
            <text:p text:style-name="P6"><text:span text:style-name="T3"/></text:p>
            <text:p text:style-name="P6"><text:span text:style-name="T3">images: </text:span><text:span text:style-name="T3">[String]</text:span></text:p>
            <text:p text:style-name="P6"><text:span text:style-name="T3"/></text:p>
            <text:p text:style-name="P6"><text:span text:style-name="T3">solution</text:span><text:span text:style-name="T3">: String</text:span></text:p>
            <text:p text:style-name="P6"><text:span text:style-name="T3">solutionI</text:span><text:span text:style-name="T3">mages: </text:span><text:span text:style-name="T3">[String]</text:span></text:p>
            <text:p text:style-name="P6"><text:span text:style-name="T3"/></text:p>
            <text:p text:style-name="P6"><text:span text:style-name="T3">lastModi</text:span><text:span text:style-name="T3">fied: </text:span><text:span text:style-name="T3">Date</text:span></text:p>
            <text:p text:style-name="P6"><text:span text:style-name="T3"/></text:p>
            <text:p text:style-name="P6"><text:span text:style-name="T3">tags: </text:span><text:span text:style-name="T3">[String]</text:span></text:p>
            <text:p text:style-name="P5"><text:span text:style-name="T3">}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g>
            <draw:custom-shape draw:style-name="gr4" draw:text-style-name="P4" draw:layer="layout" svg:width="6.75cm" svg:height="0.5cm" svg:x="39.75cm" svg:y="4.5cm">
              <text:p text:style-name="P3"><text:span text:style-name="T2">server/</text:span><text:span text:style-name="T2">db.js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6.75cm" svg:height="3.25cm" svg:x="39.75cm" svg:y="5cm">
              <text:p text:style-name="P5"><text:span text:style-name="T3">function </text:span><text:span text:style-name="T3">findQuestio</text:span><text:span text:style-name="T3">ns(dataDict</text:span><text:span text:style-name="T3">) {</text:span></text:p>
              <text:p text:style-name="P6"><text:span text:style-name="T3">return </text:span><text:span text:style-name="T3">Questio</text:span><text:span text:style-name="T3">n.find(d</text:span><text:span text:style-name="T3">ataDict, </text:span><text:span text:style-name="T3">function</text:span><text:span text:style-name="T3">(e, </text:span><text:span text:style-name="T3">result) {</text:span></text:p>
              <text:p text:style-name="P8"><text:span text:style-name="T3">retur</text:span><text:span text:style-name="T3">n </text:span><text:span text:style-name="T3">resul</text:span><text:span text:style-name="T3">t</text:span></text:p>
              <text:p text:style-name="P6"><text:span text:style-name="T3">}).lean()</text:span></text:p>
              <text:p text:style-name="P5"><text:span text:style-name="T3">}</text:span></text:p>
              <text:p text:style-name="P5"><text:span text:style-name="T3"/></text:p>
              <text:p text:style-name="P5"><text:span text:style-name="T4">Returns </text:span><text:span text:style-name="T4">array of </text:span><text:span text:style-name="T4">questions </text:span><text:span text:style-name="T4">as a </text:span><text:span text:style-name="T4">Javascript </text:span><text:span text:style-name="T4">JSON object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4" draw:layer="layout" svg:width="6.75cm" svg:height="0.5cm" svg:x="37.75cm" svg:y="16.5cm">
              <text:p text:style-name="P3"><text:span text:style-name="T2">server/db.j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6.75cm" svg:height="1.25cm" svg:x="37.75cm" svg:y="17cm">
              <text:p text:style-name="P5"><text:span text:style-name="T3">function newQuestion(data) {</text:span></text:p>
              <text:p text:style-name="P6"><text:span text:style-name="T3">Question.insertMany([data], </text:span><text:span text:style-name="T3">callback)</text:span></text:p>
              <text:p text:style-name="P5"><text:span text:style-name="T3">}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0" draw:layer="layout" svg:width="9cm" svg:height="0.5cm" svg:x="3.75cm" svg:y="14.5cm">
            <text:p text:style-name="P9"><text:span text:style-name="T5">@/types/types.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3.75cm" svg:y="15cm">
            <text:p text:style-name="P11"><text:span text:style-name="T3">export interface qn {</text:span></text:p>
            <text:p text:style-name="P11"><text:span text:style-name="T3"><text:s text:c="4"/></text:span><text:span text:style-name="T3">id: string</text:span></text:p>
            <text:p text:style-name="P11"><text:span text:style-name="T3"><text:s text:c="4"/></text:span><text:span text:style-name="T3">question: string</text:span></text:p>
            <text:p text:style-name="P11"><text:span text:style-name="T3"/></text:p>
            <text:p text:style-name="P11"><text:span text:style-name="T3"><text:s text:c="4"/></text:span><text:span text:style-name="T3">category: string[]</text:span></text:p>
            <text:p text:style-name="P11"><text:span text:style-name="T3"><text:s text:c="4"/></text:span><text:span text:style-name="T3">topic: string[]</text:span></text:p>
            <text:p text:style-name="P11"><text:span text:style-name="T3"><text:s text:c="4"/></text:span><text:span text:style-name="T3">subtopic: string[]</text:span></text:p>
            <text:p text:style-name="P11"><text:span text:style-name="T3"><text:s text:c="4"/></text:span><text:span text:style-name="T3">difficulty: string</text:span></text:p>
            <text:p text:style-name="P11"><text:span text:style-name="T3"/></text:p>
            <text:p text:style-name="P11"><text:span text:style-name="T3"><text:s text:c="4"/></text:span><text:span text:style-name="T3">sourceName: string</text:span></text:p>
            <text:p text:style-name="P11"><text:span text:style-name="T3"><text:s text:c="4"/></text:span><text:span text:style-name="T3">sourceYear: numb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8.25cm" svg:y="15cm">
            <text:p text:style-name="P11"><text:span text:style-name="T3"><text:s text:c="4"/></text:span><text:span text:style-name="T3">images: string[]</text:span></text:p>
            <text:p text:style-name="P11"><text:span text:style-name="T3"/></text:p>
            <text:p text:style-name="P11"><text:span text:style-name="T3"><text:s text:c="4"/></text:span><text:span text:style-name="T3">solution: string</text:span></text:p>
            <text:p text:style-name="P11"><text:span text:style-name="T3"><text:s text:c="4"/></text:span><text:span text:style-name="T3">solutionImages: string[]</text:span></text:p>
            <text:p text:style-name="P11"><text:span text:style-name="T3"/></text:p>
            <text:p text:style-name="P11"><text:span text:style-name="T3"><text:s text:c="4"/></text:span><text:span text:style-name="T3">lastModified: string</text:span></text:p>
            <text:p text:style-name="P11"><text:span text:style-name="T3"/></text:p>
            <text:p text:style-name="P11"><text:span text:style-name="T3"><text:s text:c="4"/></text:span><text:span text:style-name="T3">tags: string[]</text:span></text:p>
            <text:p text:style-name="P11"><text:span text:style-name="T3">}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g>
            <draw:custom-shape draw:style-name="gr9" draw:text-style-name="P4" draw:layer="layout" svg:width="7.5cm" svg:height="0.5cm" svg:x="31cm" svg:y="3.75cm">
              <text:p text:style-name="P3"><text:span text:style-name="T2">server/router.js → /get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7.5cm" svg:height="4.5cm" svg:x="31cm" svg:y="4.25cm">
              <text:p text:style-name="P5"><text:span text:style-name="T3">router.post(</text:span><text:span text:style-name="T3">‘/get’, </text:span><text:span text:style-name="T3">function(re</text:span><text:span text:style-name="T3">q, res, c) {</text:span></text:p>
              <text:p text:style-name="P5"><text:span text:style-name="T3"/></text:p>
              <text:p text:style-name="P6"><text:span text:style-name="T3">var </text:span><text:span text:style-name="T3">dataDict </text:span><text:span text:style-name="T3">= </text:span><text:span text:style-name="T3">parseW</text:span><text:span text:style-name="T3">ebToSer</text:span><text:span text:style-name="T3">ver(req.</text:span><text:span text:style-name="T3">body)</text:span></text:p>
              <text:p text:style-name="P6"><text:span text:style-name="T6">Parse </text:span><text:span text:style-name="T6">comma-</text:span><text:span text:style-name="T6">separat</text:span><text:span text:style-name="T6">ed </text:span><text:span text:style-name="T6">strings </text:span><text:span text:style-name="T6">from </text:span><text:span text:style-name="T6">web into </text:span><text:span text:style-name="T6">string </text:span><text:span text:style-name="T6">arrays </text:span><text:span text:style-name="T6">for the </text:span><text:span text:style-name="T6">relevant </text:span><text:span text:style-name="T6">fields</text:span></text:p>
              <text:p text:style-name="P6"><text:span text:style-name="T6"/></text:p>
              <text:p text:style-name="P6"><text:span text:style-name="T7">var </text:span><text:span text:style-name="T7">results </text:span><text:span text:style-name="T7">= </text:span><text:span text:style-name="T7">findQue</text:span><text:span text:style-name="T7">stions(d</text:span><text:span text:style-name="T7">ataDict)</text:span></text:p>
              <text:p text:style-name="P6"><text:span text:style-name="T6">Obtains </text:span><text:span text:style-name="T6">array of </text:span><text:span text:style-name="T6">questio</text:span><text:span text:style-name="T6">ns</text:span></text:p>
              <text:p text:style-name="P6"><text:span text:style-name="T6"/></text:p>
              <text:p text:style-name="P6"><text:span text:style-name="T7">res.json(</text:span><text:span text:style-name="T7">results)</text:span></text:p>
              <text:p text:style-name="P6"><text:span text:style-name="T6">Convert</text:span><text:span text:style-name="T6">s to </text:span><text:span text:style-name="T6">string </text:span><text:span text:style-name="T6">using </text:span><text:span text:style-name="T6">json.stri</text:span><text:span text:style-name="T6">ngify </text:span><text:span text:style-name="T6">under </text:span><text:span text:style-name="T6">the </text:span><text:span text:style-name="T6">hood</text:span></text:p>
              <text:p text:style-name="P5"><text:span text:style-name="T3">})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9.75cm" svg:height="0.5cm" svg:x="20cm" svg:y="1.25cm">
          <text:p text:style-name="P9"><text:span text:style-name="T5">DatabaseView.v</text:span><text:span text:style-name="T5">ue → </text:span><text:span text:style-name="T5">submitSearchQu</text:span><text:span text:style-name="T5">ery(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75cm" svg:height="3.25cm" svg:x="21cm" svg:y="4.75cm">
          <text:p text:style-name="P11"><text:span text:style-name="T3">const response = await </text:span><text:span text:style-name="T3">fetch("http://localhost:3000/get</text:span><text:span text:style-name="T3">",{</text:span></text:p>
          <text:p text:style-name="P11"><text:span text:style-name="T3"><text:s text:c="8"/></text:span><text:span text:style-name="T3">method: 'POST',</text:span></text:p>
          <text:p text:style-name="P11"><text:span text:style-name="T3"><text:s text:c="8"/></text:span><text:span text:style-name="T3">headers: {</text:span></text:p>
          <text:p text:style-name="P11"><text:span text:style-name="T3"><text:s text:c="12"/></text:span><text:span text:style-name="T3">'Content-Type': </text:span><text:span text:style-name="T3">'application-json'</text:span></text:p>
          <text:p text:style-name="P11"><text:span text:style-name="T3"><text:s text:c="8"/></text:span><text:span text:style-name="T3">},</text:span></text:p>
          <text:p text:style-name="P11"><text:span text:style-name="T3"><text:s text:c="8"/></text:span><text:span text:style-name="T3">body: </text:span><text:span text:style-name="T3">JSON.stringify(reqBody)</text:span></text:p>
          <text:p text:style-name="P13"><text:span text:style-name="T3">})</text:span></text:p>
          <text:p text:style-name="P13"><text:span text:style-name="T6">Sends POST request to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8" draw:id="id8" draw:layer="layout" svg:width="8.75cm" svg:height="2cm" svg:x="20.5cm" svg:y="8cm">
          <text:p text:style-name="P11"><text:span text:style-name="T7">const responsejson = response.json() as unknown as </text:span><text:span text:style-name="T7">qn[]</text:span></text:p>
          <text:p text:style-name="P13"><text:span text:style-name="T6">Typescript formats response as question array</text:span></text:p>
          <text:p text:style-name="P13"><text:span text:style-name="T6"/></text:p>
          <text:p text:style-name="P13"><text:span text:style-name="T7">mainStore.populateDatabase(responsejson)</text:span></text:p>
          <text:p text:style-name="P13"><text:span text:style-name="T6">Populates mainStore with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7.5cm" svg:height="1.25cm" svg:x="20cm" svg:y="10cm">
          <text:p text:style-name="P11"><text:span text:style-name="T7">resul</text:span><text:span text:style-name="T7">ts = </text:span><text:span text:style-name="T7">main</text:span><text:span text:style-name="T7">Stor</text:span><text:span text:style-name="T7">e.get</text:span><text:span text:style-name="T7">Data</text:span><text:span text:style-name="T7">base</text:span><text:span text:style-name="T7">()</text:span></text:p>
          <text:p text:style-name="P13"><text:span text:style-name="T6">Upd</text:span><text:span text:style-name="T6">ates </text:span><text:span text:style-name="T6">local </text:span><text:span text:style-name="T6">java</text:span><text:span text:style-name="T6">scrip</text:span><text:span text:style-name="T6">t </text:span><text:span text:style-name="T6">vari</text:span><text:span text:style-name="T6">able </text:span><text:span text:style-name="T6">‘resu</text:span><text:span text:style-name="T6">lts’ </text:span><text:span text:style-name="T6">usin</text:span><text:span text:style-name="T6">g </text:span><text:span text:style-name="T6">main</text:span><text:span text:style-name="T6">St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75cm" svg:height="3cm" svg:x="20.5cm" svg:y="1.75cm">
          <text:p text:style-name="P11"><text:span text:style-name="T7">for (const element of form) {</text:span></text:p>
          <text:p text:style-name="P11"><text:span text:style-name="T7"><text:s text:c="8"/></text:span><text:span text:style-name="T7">const eName = </text:span><text:span text:style-name="T7">element.getAttribute('name')</text:span></text:p>
          <text:p text:style-name="P11"><text:span text:style-name="T7"><text:s text:c="8"/></text:span><text:span text:style-name="T7">if (eName) {</text:span></text:p>
          <text:p text:style-name="P11"><text:span text:style-name="T7"><text:s text:c="12"/></text:span><text:span text:style-name="T7">const eValue = </text:span><text:span text:style-name="T7">element.getAttribute('value')</text:span></text:p>
          <text:p text:style-name="P11"><text:span text:style-name="T7"><text:s text:c="12"/></text:span><text:span text:style-name="T7">reqBody[eName] = eValue</text:span></text:p>
          <text:p text:style-name="P11"><text:span text:style-name="T7"><text:s text:c="8"/></text:span><text:span text:style-name="T7">}</text:span></text:p>
          <text:p text:style-name="P11"><text:span text:style-name="T7"><text:s text:c="4"/></text:span><text:span text:style-name="T7">}</text:span></text:p>
          <text:p text:style-name="P11"><text:span text:style-name="T6">Transfer all non-empty form fields into </text:span><text:span text:style-name="T6">reqBody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6" draw:text-style-name="P10" draw:layer="layout" svg:width="5.25cm" svg:height="0.5cm" svg:x="12.75cm" svg:y="9.25cm">
            <text:p text:style-name="P9"><text:span text:style-name="T5">&lt;SearchTab</text:span><text:span text:style-name="T5">le :qns="re</text:span><text:span text:style-name="T5">sults" /&gt;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5.25cm" svg:height="1.25cm" svg:x="12.75cm" svg:y="9.75cm">
            <text:p text:style-name="P14"><text:span text:style-name="T7">export interface Props {</text:span></text:p>
            <text:p text:style-name="P15"><text:span text:style-name="T7">qns: qn[]</text:span></text:p>
            <text:p text:style-name="P14"><text:span text:style-name="T7">}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8" draw:text-style-name="P10" draw:layer="layout" svg:width="8.25cm" svg:height="0.5cm" svg:x="11.25cm" svg:y="11cm">
            <text:p text:style-name="P9"><text:span text:style-name="T5">&lt;SearchTab</text:span><text:span text:style-name="T5">leResult v-</text:span><text:span text:style-name="T5">for="item </text:span><text:span text:style-name="T5">in </text:span><text:span text:style-name="T5">qns" :q="it</text:span><text:span text:style-name="T5">em"/&gt;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8.25cm" svg:height="1.25cm" svg:x="11.25cm" svg:y="11.5cm">
            <text:p text:style-name="P14"><text:span text:style-name="T7">export interface Props {</text:span></text:p>
            <text:p text:style-name="P15"><text:span text:style-name="T7">q: qn</text:span></text:p>
            <text:p text:style-name="P14"><text:span text:style-name="T7">}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custom-shape draw:style-name="gr20" draw:text-style-name="P18" draw:layer="layout" svg:width="6.75cm" svg:height="1cm" svg:x="4.25cm" svg:y="8cm">
              <text:p text:style-name="P17"><text:span text:style-name="T8">DatabaseView (Result Table)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6.75cm" svg:height="4cm" svg:x="4.25cm" svg:y="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9.25cm">
            <text:p text:style-name="P11"><text:span text:style-name="T3">question</text:span></text:p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12" draw:layer="layout" svg:width="3cm" svg:height="0.5cm" svg:x="7.75cm" svg:y="9.25cm">
              <text:p text:style-name="P11"><text:span text:style-name="T3">categor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9.75cm">
              <text:p text:style-name="P11"><text:span text:style-name="T3">topic.join(‘, ’)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0.25cm">
              <text:p text:style-name="P11"><text:span text:style-name="T3">subtopic.join(‘, ‘)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0.75cm">
              <text:p text:style-name="P11"><text:span text:style-name="T3">difficult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1.25cm">
              <text:p text:style-name="P11"><text:span text:style-name="T3">sourc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1.75cm">
              <text:p text:style-name="P11"><text:span text:style-name="T3">year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2.25cm">
              <text:p text:style-name="P11"><text:span text:style-name="T3">tag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2" draw:layer="layout" svg:width="3cm" svg:height="1cm" svg:x="4.5cm" svg:y="10.5cm">
            <text:p text:style-name="P11"><text:span text:style-name="T3">id (formatted with category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3.25cm" svg:height="0.5cm" svg:x="4.5cm" svg:y="12.25cm">
            <text:p text:style-name="P11"><text:span text:style-name="T3">(TBA) lastModified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g>
            <draw:custom-shape draw:style-name="gr20" draw:text-style-name="P18" draw:layer="layout" svg:width="6.75cm" svg:height="1cm" svg:x="4.25cm" svg:y="2.5cm">
              <text:p text:style-name="P17"><text:span text:style-name="T8">DatabaseView (Search)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6.75cm" svg:height="4cm" svg:x="4.25cm" svg:y="3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3.75cm">
            <text:p text:style-name="P11"><text:span text:style-name="T3">question</text:span></text:p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12" draw:layer="layout" svg:width="3cm" svg:height="0.5cm" svg:x="7.75cm" svg:y="3.75cm">
              <text:p text:style-name="P11"><text:span text:style-name="T3">categor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4.25cm">
              <text:p text:style-name="P11"><text:span text:style-name="T3">top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4.75cm">
              <text:p text:style-name="P11"><text:span text:style-name="T3">subtop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5.25cm">
              <text:p text:style-name="P11"><text:span text:style-name="T3">difficult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5.75cm">
              <text:p text:style-name="P11"><text:span text:style-name="T3">sourc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6.25cm">
              <text:p text:style-name="P11"><text:span text:style-name="T3">year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6.75cm">
              <text:p text:style-name="P11"><text:span text:style-name="T3">tag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5cm">
            <text:p text:style-name="P11"><text:span text:style-name="T3">id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5" draw:text-style-name="P10" draw:layer="layout" svg:width="6.75cm" svg:height="0.583cm" svg:x="12cm" svg:y="3.25cm">
            <text:p text:style-name="P9"><text:span text:style-name="T5">DatabaseView.vu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6.75cm" svg:height="0.667cm" svg:x="12cm" svg:y="3.833cm">
            <text:p text:style-name="P14"><text:span text:style-name="T7">&lt;form onsubmit=”submitSearchQuery()”&gt;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7" draw:text-style-name="P18" draw:layer="layout" svg:width="13.5cm" svg:height="1.25cm" svg:x="17.5cm" svg:y="13.75cm">
            <text:p text:style-name="P17"><text:span text:style-name="T8">@/stores/stores.ts</text:span></text:p>
            <text:p text:style-name="P17"><text:span text:style-name="T8">const QuestionStore = </text:span><text:span text:style-name="T8">useQuestionStore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17.5cm" svg:y="15cm">
            <text:p text:style-name="P11"><text:span text:style-name="T1">D</text:span><text:span text:style-name="T1">at</text:span><text:span text:style-name="T1">a</text:span><text:span text:style-name="T1">b</text:span><text:span text:style-name="T1">as</text:span><text:span text:style-name="T1">e </text:span><text:span text:style-name="T1">St</text:span><text:span text:style-name="T1">or</text:span><text:span text:style-name="T1">e</text:span></text:p>
            <text:p text:style-name="P11"><text:span text:style-name="T3"/></text:p>
            <text:p text:style-name="P11"><text:span text:style-name="T3">co</text:span><text:span text:style-name="T3">nst </text:span><text:span text:style-name="T3">dat</text:span><text:span text:style-name="T3">ab</text:span><text:span text:style-name="T3">as</text:span><text:span text:style-name="T3">e </text:span></text:p>
            <text:p text:style-name="P19"><text:span text:style-name="T3">=</text:span><text:span text:style-name="T3"> </text:span><text:span text:style-name="T3">r</text:span><text:span text:style-name="T3">e</text:span><text:span text:style-name="T3">f</text:span><text:span text:style-name="T3">(</text:span><text:span text:style-name="T3">[</text:span><text:span text:style-name="T3">]</text:span><text:span text:style-name="T3"> </text:span><text:span text:style-name="T3">a</text:span><text:span text:style-name="T3">s</text:span><text:span text:style-name="T3"> </text:span><text:span text:style-name="T3">q</text:span><text:span text:style-name="T3">n</text:span><text:span text:style-name="T3">[</text:span><text:span text:style-name="T3">]</text:span><text:span text:style-name="T3">)</text:span></text:p>
            <text:p text:style-name="P13"><text:span text:style-name="T3"/></text:p>
            <text:p text:style-name="P13"><text:span text:style-name="T3">fun</text:span><text:span text:style-name="T3">cti</text:span><text:span text:style-name="T3">on </text:span><text:span text:style-name="T3">get</text:span><text:span text:style-name="T3">Da</text:span><text:span text:style-name="T3">tab</text:span><text:span text:style-name="T3">as</text:span><text:span text:style-name="T3">e()</text:span></text:p>
            <text:p text:style-name="P13"><text:span text:style-name="T3">fun</text:span><text:span text:style-name="T3">cti</text:span><text:span text:style-name="T3">on </text:span><text:span text:style-name="T3">res</text:span><text:span text:style-name="T3">et</text:span><text:span text:style-name="T3">Da</text:span><text:span text:style-name="T3">tab</text:span><text:span text:style-name="T3">as</text:span><text:span text:style-name="T3">e()</text:span></text:p>
            <text:p text:style-name="P13"><text:span text:style-name="T3">fun</text:span><text:span text:style-name="T3">cti</text:span><text:span text:style-name="T3">on</text:span></text:p>
            <text:p text:style-name="P19"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e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text:span text:style-name="T3">(</text:span><text:span text:style-name="T3">d</text:span><text:span text:style-name="T3">i</text:span><text:span text:style-name="T3">c</text:span><text:span text:style-name="T3">t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22cm" svg:y="15cm">
            <text:p text:style-name="P20"><text:span text:style-name="T1">Contribute </text:span><text:span text:style-name="T1">Store</text:span></text:p>
            <text:p text:style-name="P20"><text:span text:style-name="T3"/></text:p>
            <text:p text:style-name="P20"><text:span text:style-name="T3">const contribute</text:span></text:p>
            <text:p text:style-name="P21"><text:span text:style-name="T3">= ref([] as </text:span><text:span text:style-name="T3">qn[])</text:span></text:p>
            <text:p text:style-name="P20"><text:span text:style-name="T3"/></text:p>
            <text:p text:style-name="P20"><text:span text:style-name="T3">function </text:span><text:span text:style-name="T3">getContribute()</text:span></text:p>
            <text:p text:style-name="P20"><text:span text:style-name="T3">function </text:span><text:span text:style-name="T3">resetContribute(</text:span><text:span text:style-name="T3">)</text:span></text:p>
            <text:p text:style-name="P20"><text:span text:style-name="T3">function</text:span></text:p>
            <text:p text:style-name="P22"><text:span text:style-name="T3">populateCont</text:span><text:span text:style-name="T3">ribute(dict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26.5cm" svg:y="15cm">
            <text:p text:style-name="P20"><text:span text:style-name="T1">Build Store</text:span></text:p>
            <text:p text:style-name="P20"><text:span text:style-name="T3"/></text:p>
            <text:p text:style-name="P20"><text:span text:style-name="T3">const build </text:span></text:p>
            <text:p text:style-name="P21"><text:span text:style-name="T3">= ref([] as </text:span><text:span text:style-name="T3">qn[])</text:span></text:p>
            <text:p text:style-name="P20"><text:span text:style-name="T3"/></text:p>
            <text:p text:style-name="P20"><text:span text:style-name="T3">function </text:span><text:span text:style-name="T3">getBuild()</text:span></text:p>
            <text:p text:style-name="P20"><text:span text:style-name="T3">function </text:span><text:span text:style-name="T3">resetBuild()</text:span></text:p>
            <text:p text:style-name="P20"><text:span text:style-name="T3">function</text:span></text:p>
            <text:p text:style-name="P21"><text:span text:style-name="T3">populateBuil</text:span><text:span text:style-name="T3">d(dict)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23" draw:layer="layout" svg:x1="11cm" svg:y1="5cm" svg:x2="12cm" svg:y2="3.875cm" draw:start-shape="id1" draw:start-glue-point="1" draw:end-shape="id2" draw:end-glue-point="3" svg:d="M11000 5000h500v-1125h500" svg:viewBox="0 0 1001 1126">
          <text:p/>
        </draw:connector>
        <draw:connector draw:style-name="gr29" draw:text-style-name="P23" draw:layer="layout" svg:x1="18.75cm" svg:y1="3.875cm" svg:x2="20cm" svg:y2="1.5cm" draw:start-shape="id2" draw:start-glue-point="1" draw:end-shape="id3" draw:end-glue-point="3" svg:d="M18750 3875h625v-2375h625" svg:viewBox="0 0 1251 2376">
          <text:p/>
        </draw:connector>
        <draw:connector draw:style-name="gr30" draw:text-style-name="P23" draw:layer="layout" draw:line-skew="0.249cm" svg:x1="15.375cm" svg:y1="12.75cm" svg:x2="7.625cm" svg:y2="13cm" draw:start-shape="id4" draw:start-glue-point="2" draw:end-shape="id5" draw:end-glue-point="2" svg:d="M15375 12750v1000h-7750v-750" svg:viewBox="0 0 7751 1001">
          <text:p/>
        </draw:connector>
        <draw:connector draw:style-name="gr31" draw:text-style-name="P23" draw:layer="layout" svg:x1="20cm" svg:y1="10.625cm" svg:x2="18cm" svg:y2="10.125cm" draw:start-shape="id6" draw:start-glue-point="3" draw:end-shape="id7" draw:end-glue-point="1" svg:d="M20000 10625h-1000v-500h-1000" svg:viewBox="0 0 2001 501">
          <text:p/>
        </draw:connector>
        <draw:custom-shape draw:style-name="gr32" draw:text-style-name="P24" draw:layer="layout" svg:width="2.75cm" svg:height="2.75cm" svg:x="28.75cm" svg:y="5.5cm">
          <text:p/>
          <draw:enhanced-geometry svg:viewBox="0 0 21600 21600" draw:text-areas="0 0 21600 21600" draw:type="circular-arrow" draw:modifiers="-152.841804371483 -35.9711900539123 7358.724197089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24" draw:layer="layout" svg:width="2.75cm" svg:height="2.5cm" svg:x="29cm" svg:y="5.25cm">
          <text:p/>
          <draw:enhanced-geometry svg:viewBox="0 0 21600 21600" draw:text-areas="0 0 21600 21600" draw:mirror-vertical="true" draw:mirror-horizontal="true" draw:type="circular-arrow" draw:modifiers="-152.841804371483 -35.9711900539123 7358.724197089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4" draw:text-style-name="P23" draw:layer="layout" svg:x1="29.25cm" svg:y1="9cm" svg:x2="31cm" svg:y2="16.25cm" draw:start-shape="id8" draw:start-glue-point="1" draw:end-shape="id9" svg:d="M29250 9000h2251v7250h-501" svg:viewBox="0 0 2252 7251">
          <text:p/>
        </draw:connector>
        <draw:connector draw:style-name="gr35" draw:text-style-name="P23" draw:layer="layout" draw:line-skew="0cm 0.625cm" svg:x1="17.5cm" svg:y1="16.25cm" svg:x2="23.75cm" svg:y2="11.25cm" draw:start-shape="id9" draw:start-glue-point="3" draw:end-shape="id6" draw:end-glue-point="2" svg:d="M17500 16250h-501v-3125h6751v-1875" svg:viewBox="0 0 6752 5001">
          <text:p/>
        </draw:connector>
        <draw:connector draw:style-name="gr36" draw:text-style-name="P23" draw:layer="layout" draw:type="lines" svg:x1="38.5cm" svg:y1="6.25cm" svg:x2="39.75cm" svg:y2="6.375cm" draw:start-shape="id10" draw:start-glue-point="1" draw:end-shape="id11" draw:end-glue-point="3" svg:d="M38500 6250h501l248 125h501" svg:viewBox="0 0 1251 1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1131 1580" svg:d="M1013 1491l118 89-567-1580-564 1580 114-85 136-68 148-46 161-17 161 13 153 46z"/>
    <draw:marker draw:name="Arrowheads_20_14" draw:display-name="Arrowheads 14" svg:viewBox="0 826 1131 754" svg:d="M566 826l-566 754 114-85 136-68 148-46 161-17 161 13 153 46 140 68 118 89z"/>
    <draw:marker draw:name="Arrowheads_20_15" draw:display-name="Arrowheads 15" svg:viewBox="0 0 20 40" svg:d="M0 40l10-40 10 40z"/>
    <draw:marker draw:name="Arrowheads_20_16" draw:display-name="Arrowheads 16" svg:viewBox="0 0 1013 1130" svg:d="M1009 1050l-449-1008-22-30-29-12-34 12-21 26-449 1012-5 13v8l5 21 12 21 17 13 21 4h903l21-4 21-13 9-21 4-21v-8z"/>
    <draw:marker draw:name="Arrowheads_20_17" draw:display-name="Arrowheads 17" svg:viewBox="0 0 1131 1131" svg:d="M0 564l564 567 567-567-567-564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0:28:38.998354263</meta:creation-date>
    <dc:date>2023-02-06T14:24:25.662999121</dc:date>
    <meta:editing-duration>PT1H49M35S</meta:editing-duration>
    <meta:editing-cycles>4</meta:editing-cycles>
    <meta:generator>LibreOffice/7.3.7.2$Linux_X86_64 LibreOffice_project/30$Build-2</meta:generator>
    <meta:document-statistic meta:object-count="77"/>
  </office:meta>
</office:document-meta>
</file>